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="arial1" fo:font-size="13.3500003814697pt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1" fo:font-size="13.3500003814697pt" fo:letter-spacing="normal" fo:font-style="normal" fo:font-weight="bold"/>
    </style:style>
    <style:style style:name="T1" style:family="text">
      <style:text-properties fo:font-variant="normal" fo:text-transform="none" fo:color="#000000" style:font-name="arial1" fo:font-size="13.3500003814697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lement method to convert RGB into YUV or CMYK</text:p>
      <text:p text:style-name="P1"/>
      <text:p text:style-name="P2"><text:span text:style-name="T1">How to convert color space values RGB into YUV and CMYK. You should find some more information how to perform the convertion in here </text:span><text:a xlink:type="simple" xlink:href="http://en.wikipedia.org/wiki/Color_space"><text:span text:style-name="T2">http://en.wikipedia.org/wiki/Color_space</text:span></text:a>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6T11:21:41</meta:creation-date>
    <meta:document-statistic meta:table-count="0" meta:image-count="0" meta:object-count="0" meta:page-count="1" meta:paragraph-count="3" meta:word-count="34" meta:character-count="222"/>
    <dc:date>2011-01-06T11:22:09</dc:date>
    <dc:creator>jander nascimento</dc:creator>
    <meta:editing-duration>PT00H00M28S</meta:editing-duration>
    <meta:editing-cycles>1</meta:editing-cycles>
    <meta:generator>OpenOffice.org/3.2$Linux OpenOffice.org_project/320m12$Build-9483</meta:generator>
  </office:meta>
</office:document-meta>
</file>